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c7ea" officeooo:paragraph-rsid="001dc7ea"/>
    </style:style>
    <style:style style:name="P2" style:family="paragraph" style:parent-style-name="Text_20_body">
      <style:text-properties officeooo:rsid="001ef89c" officeooo:paragraph-rsid="001ef89c"/>
    </style:style>
    <style:style style:name="P3" style:family="paragraph" style:parent-style-name="Text_20_body">
      <style:text-properties officeooo:rsid="0020c065" officeooo:paragraph-rsid="0020c065"/>
    </style:style>
    <style:style style:name="P4" style:family="paragraph" style:parent-style-name="Text_20_body">
      <style:text-properties officeooo:rsid="00219e52" officeooo:paragraph-rsid="00219e52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itle" style:master-page-name="First_20_Page">
      <style:paragraph-properties style:page-number="auto"/>
    </style:style>
    <style:style style:name="P7" style:family="paragraph" style:parent-style-name="Heading_20_1">
      <style:text-properties officeooo:paragraph-rsid="001dc7ea"/>
    </style:style>
    <style:style style:name="P8" style:family="paragraph" style:parent-style-name="Heading_20_1">
      <style:paragraph-properties fo:break-before="page"/>
      <style:text-properties officeooo:paragraph-rsid="00191710"/>
    </style:style>
    <style:style style:name="P9" style:family="paragraph" style:parent-style-name="Heading_20_2">
      <style:text-properties officeooo:rsid="0020c065" officeooo:paragraph-rsid="0020c065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Footer">
      <style:paragraph-properties fo:text-align="end" style:justify-single-word="false"/>
      <style:text-properties officeooo:rsid="001a31b1" officeooo:paragraph-rsid="001a31b1"/>
    </style:style>
    <style:style style:name="T1" style:family="text">
      <style:text-properties officeooo:rsid="001dc7ea"/>
    </style:style>
    <style:style style:name="T2" style:family="text">
      <style:text-properties officeooo:rsid="001fb92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itle>EEGSea</text:title></text:p>
      <text:p text:style-name="Subtitle"><text:subject>Configuration et communication entre les blocs du projet</text:subject></text:p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0"><text:a xlink:type="simple" xlink:href="#__RefHeading__110_615373936" text:style-name="Index_20_Link" text:visited-style-name="Index_20_Link">A. Interface du casque en Python<text:tab/>1</text:a></text:p>
          <text:p text:style-name="P11"><text:a xlink:type="simple" xlink:href="#__RefHeading__112_615373936" text:style-name="Index_20_Link" text:visited-style-name="Index_20_Link">A.1) Configuration de la communication<text:tab/>1</text:a></text:p>
          <text:p text:style-name="P11"><text:a xlink:type="simple" xlink:href="#__RefHeading__114_615373936" text:style-name="Index_20_Link" text:visited-style-name="Index_20_Link">A.2) Format des trames envoyées au projet Unity<text:tab/>1</text:a></text:p>
          <text:p text:style-name="P10"><text:a xlink:type="simple" xlink:href="#__RefHeading__120_615373936" text:style-name="Index_20_Link" text:visited-style-name="Index_20_Link">B. Interface graphique de configuration de l'EEG<text:tab/>1</text:a></text:p>
          <text:p text:style-name="P11"><text:a xlink:type="simple" xlink:href="#__RefHeading__122_615373936" text:style-name="Index_20_Link" text:visited-style-name="Index_20_Link">B.1) Différents environnements Unity<text:tab/>1</text:a></text:p>
          <text:p text:style-name="P11"><text:a xlink:type="simple" xlink:href="#__RefHeading__124_615373936" text:style-name="Index_20_Link" text:visited-style-name="Index_20_Link">B.2) Utilisation de l'interface<text:tab/>1</text:a></text:p>
          <text:p text:style-name="P11"><text:a xlink:type="simple" xlink:href="#__RefHeading__126_615373936" text:style-name="Index_20_Link" text:visited-style-name="Index_20_Link">B.3) Format des données de configuration<text:tab/>1</text:a></text:p>
        </text:index-body>
      </text:table-of-content>
      <text:p text:style-name="Text_20_body"/>
      <text:p text:style-name="Text_20_body"/>
      <text:h text:style-name="P8" text:outline-level="1"><text:bookmark-start text:name="__RefHeading__110_615373936"/>Interface du casque en Python<text:bookmark-end text:name="__RefHeading__110_615373936"/></text:h>
      <text:p text:style-name="P2">Les données sont reçues du casque EEG par un programme Python, qui les transmet au projet Unity par la boucle locale (<text:span text:style-name="T2">UDP</text:span>, port 5001).</text:p>
      <text:h text:style-name="P9" text:outline-level="2"><text:bookmark-start text:name="__RefHeading__112_615373936"/>Exécution<text:bookmark-end text:name="__RefHeading__112_615373936"/></text:h>
      <text:p text:style-name="P3">Python 2.7 est nécessaire pour exécuter ce projet.</text:p>
      <text:p text:style-name="P3">C:\python27\python.exe *.py</text:p>
      <text:h text:style-name="Heading_20_2" text:outline-level="2"><text:bookmark-start text:name="__RefHeading__114_615373936"/>Format des trames envoyées au projet Unity<text:bookmark-end text:name="__RefHeading__114_615373936"/></text:h>
      <text:p text:style-name="P4">(diagramme temps d'envoi/nb éléments dans le buffer)</text:p>
      <text:h text:style-name="P7" text:outline-level="1">Interface graphique de configuration de<text:span text:style-name="T1">s vagues</text:span></text:h>
      <text:h text:style-name="Heading_20_2" text:outline-level="2">Différents environnements Unity</text:h>
      <text:p text:style-name="P1">L'interface graphique de configuration de configuration des vagues n'est disponible que pour les versions du projet générées avec Unity 5.2. Typiquement, ce n'est pas le cas sous Linux actuellement.</text:p>
      <text:p text:style-name="P1">Cette interface génère un fichier de configuration au format XML, qui peut être édité directement sur les plate-formes ne supportant pas Unity 5.2.</text:p>
      <text:h text:style-name="Heading_20_2" text:outline-level="2"><text:bookmark-start text:name="__RefHeading__124_615373936"/>Utilisation de l'interface<text:bookmark-end text:name="__RefHeading__124_615373936"/></text:h>
      <text:h text:style-name="Heading_20_2" text:outline-level="2"><text:bookmark-start text:name="__RefHeading__126_615373936"/>Format des données de configuration<text:bookmark-end text:name="__RefHeading__126_6153739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Normal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end" style:justify-single-word="false" style:page-number="auto"/>
      <style:text-properties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end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éeo" style:family="paragraph" style:parent-style-name="Footer">
      <style:paragraph-properties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 " style:num-format="A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a31b1" officeooo:paragraph-rsid="001a31b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Numéeo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MP1">Soufyane Janati-Idrissi</text:p>
        <text:p text:style-name="MP1">Jonathan Pennec</text:p>
        <text:p text:style-name="MP1">Mathieu Quentel</text:p>
        <text:p text:style-name="MP1">Adrien Vernott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0:21:02.449751260</meta:creation-date>
    <meta:generator>LibreOffice/4.2.8.2$Linux_X86_64 LibreOffice_project/420m0$Build-2</meta:generator>
    <meta:editing-cycles>11</meta:editing-cycles>
    <meta:editing-duration>PT23M10S</meta:editing-duration>
    <dc:subject>Configuration et communication entre les blocs du projet</dc:subject>
    <dc:title>EEGSea</dc:title>
    <dc:date>2015-11-18T11:20:28.350744005</dc:date>
    <meta:document-statistic meta:table-count="0" meta:image-count="0" meta:object-count="0" meta:page-count="3" meta:paragraph-count="28" meta:word-count="196" meta:character-count="1283" meta:non-whitespace-character-count="1115"/>
  </office:meta>
</office:document-meta>
</file>